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4000002BC82A8CE30.png"/>
  <manifest:file-entry manifest:media-type="image/gif" manifest:full-path="Pictures/100002000000001200000012929983B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3cm" fo:min-width="24.314cm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9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cm" fo:min-width="0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14" style:family="graphic" style:parent-style-name="standard">
      <style:graphic-properties draw:stroke="none" svg:stroke-width="0cm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15" style:family="graphic" style:parent-style-name="standard">
      <style:graphic-properties draw:stroke="none" draw:fill="solid" draw:fill-color="#e6e6e6" draw:fill-gradient-name="Axial_20_light_20_red_2f_white" draw:fill-hatch-name="Black_20_0_20_Degrees" draw:opacity="20%" draw:textarea-horizontal-align="justify" draw:textarea-vertical-align="middle" draw:auto-grow-height="false" fo:min-height="0cm" fo:min-width="0cm" draw:shadow="hidden" draw:shadow-opacity="20%"/>
    </style:style>
    <style:style style:name="gr16" style:family="graphic" style:parent-style-name="standard">
      <style:graphic-properties draw:stroke="none" draw:fill="solid" draw:fill-color="#e6e6e6" draw:opacity="20%" draw:textarea-horizontal-align="justify" draw:textarea-vertical-align="middle" draw:auto-grow-height="false" fo:min-height="0cm" fo:min-width="0cm" draw:shadow-opacity="20%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style:font-size-asian="32pt" style:font-size-complex="32pt"/>
    </style:style>
    <style:style style:name="P4" style:family="paragraph">
      <style:text-properties fo:font-size="20pt"/>
    </style:style>
    <style:style style:name="P5" style:family="paragraph">
      <style:paragraph-properties fo:line-height="80%"/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6" style:family="paragraph"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7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margin-top="0cm" fo:margin-bottom="0.5cm" fo:line-height="100%" fo:text-align="center"/>
      <style:text-properties fo:color="#333333" fo:font-family="'Open Sans'" style:font-style-name="Predeterminado" style:font-family-generic="swiss" style:font-pitch="variable" fo:font-size="26pt" style:font-size-asian="26pt" style:font-size-complex="26pt"/>
    </style:style>
    <style:style style:name="T1" style:family="text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family="'Open Sans'" style:font-family-generic="swiss" style:font-pitch="variable" fo:font-size="54pt" fo:font-weight="normal" style:font-size-asian="54pt" style:font-weight-asian="normal" style:font-size-complex="54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family="'Open Sans'" style:font-family-generic="swiss" style:font-pitch="variable" fo:font-weight="bold" style:font-weight-asian="bold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999999" fo:font-family="'Open Sans'" style:font-family-generic="swiss" style:font-pitch="variable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2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3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4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5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6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7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8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9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10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0.874cm" svg:height="10.874cm" svg:x="8.4cm" svg:y="5.3cm">
          <draw:image xlink:href="../dominous_transp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4.814cm" svg:height="5.441cm" svg:x="1.686cm" svg:y="3.037cm">
          <draw:text-box>
            <text:p text:style-name="P2"><text:span text:style-name="T1">Dominous</text:span></text:p>
            <text:p text:style-name="P2"><text:span text:style-name="T2">Simulador libre de dominó</text:span></text:p>
          </draw:text-box>
        </draw:frame>
        <draw:frame draw:style-name="gr4" draw:text-style-name="P3" draw:layer="layout" svg:width="24.5cm" svg:height="10.5cm" svg:x="1.905cm" svg:y="9.786cm">
          <draw:text-box>
            <text:p text:style-name="P3"><text:span text:style-name="T3">Ignacio Palomo Duarte</text:span><text:span text:style-name="T3"><text:line-break/></text:span><text:span text:style-name="T3">Proyecto Fin de Carrera</text:span></text:p>
            <text:p text:style-name="P3"><text:span text:style-name="T4">Ingeniería Técnica en Informática de Gestión, Universidad de Cádiz</text:span><text:span text:style-name="T4"><text:line-break/></text:span><text:span text:style-name="T4">Noviembre, 201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6" draw:layer="layout" svg:width="24.814cm" svg:height="2.963cm" svg:x="1.686cm" svg:y="3.037cm">
          <draw:text-box>
            <text:p text:style-name="P5"><text:span text:style-name="T5">¿Qué es dominous?</text:span></text:p>
          </draw:text-box>
        </draw:frame>
        <draw:frame draw:style-name="gr5" draw:text-style-name="P3" draw:layer="layout" svg:width="24.5cm" svg:height="10.5cm" svg:x="2cm" svg:y="7cm">
          <draw:text-box>
            <text:list text:style-name="L2">
              <text:list-item>
                <text:p text:style-name="P3"><text:span text:style-name="T3">Dominous es un </text:span><text:span text:style-name="T6">videojuego de dominó</text:span></text:p>
              </text:list-item>
              <text:list-item>
                <text:p text:style-name="P3"><text:span text:style-name="T3">También es </text:span><text:span text:style-name="T6">Software libre</text:span></text:p>
              </text:list-item>
              <text:list-item>
                <text:p text:style-name="P3"><text:span text:style-name="T3">Utiliza </text:span><text:span text:style-name="T6">Sistemas Expertos</text:span></text:p>
              </text:list-item>
              <text:list-item>
                <text:p text:style-name="P3"><text:span text:style-name="T3">Tutorial, modo laboratorio, sistema de themes, creación de nuevos jugadores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8cm" svg:height="21cm" svg:x="0cm" svg:y="0cm">
          <draw:image xlink:href="../images/screenshots_gam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6" draw:layer="layout" svg:width="24.814cm" svg:height="4.922cm" svg:x="1.686cm" svg:y="3.037cm">
          <draw:text-box>
            <text:p text:style-name="P5"><text:span text:style-name="T5">¿Por qué crear un simulador de dominó?</text:span></text:p>
          </draw:text-box>
        </draw:frame>
        <draw:frame draw:style-name="gr6" draw:text-style-name="P3" draw:layer="layout" svg:width="24.5cm" svg:height="10.5cm" svg:x="2.031cm" svg:y="8.84cm">
          <draw:text-box>
            <text:list text:style-name="L2">
              <text:list-item>
                <text:p text:style-name="P3"><text:span text:style-name="T3">El dominó es un </text:span><text:span text:style-name="T6">juego complejo</text:span></text:p>
              </text:list-item>
              <text:list-item>
                <text:p text:style-name="P3"><text:span text:style-name="T3">No existen </text:span><text:span text:style-name="T6">dominós libres</text:span></text:p>
              </text:list-item>
              <text:list-item>
                <text:p text:style-name="P3"><text:span text:style-name="T6">Reto</text:span><text:span text:style-name="T3"> con IA, interfaces, programación gráfica, audio, diseño gráfico, aplicación multiplataforma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7" draw:text-style-name="P3" draw:layer="layout" svg:width="24.5cm" svg:height="10.5cm" svg:x="1.295cm" svg:y="1.049cm">
          <draw:text-box>
            <text:p text:style-name="P3"><text:span text:style-name="T3">Calendario</text:span></text:p>
          </draw:text-box>
        </draw:frame>
        <draw:frame draw:style-name="gr1" draw:text-style-name="P1" draw:layer="layout" svg:width="22.068cm" svg:height="14.685cm" svg:x="2.935cm" svg:y="3.464cm">
          <draw:image xlink:href="../images/diagrama_gantt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5" draw:layer="layout" svg:width="24.814cm" svg:height="2.963cm" svg:x="1.686cm" svg:y="3.037cm">
          <draw:text-box>
            <text:p text:style-name="P5"><text:span text:style-name="T5">Herramientas</text:span></text:p>
          </draw:text-box>
        </draw:frame>
        <draw:frame draw:style-name="gr8" draw:text-style-name="P3" draw:layer="layout" svg:width="24.842cm" svg:height="11.473cm" svg:x="2.031cm" svg:y="6.631cm">
          <draw:text-box>
            <text:list text:style-name="L2">
              <text:list-item>
                <text:p text:style-name="P3"><text:span text:style-name="T3">Lenguaje de programación — </text:span><text:span text:style-name="T6">Python</text:span></text:p>
              </text:list-item>
              <text:list-item>
                <text:p text:style-name="P3"><text:span text:style-name="T3">Librerías gráficas — </text:span><text:span text:style-name="T6">SDL + PyGame/Gloss</text:span></text:p>
              </text:list-item>
              <text:list-item>
                <text:p text:style-name="P3"><text:span text:style-name="T3">Documentación — </text:span><text:span text:style-name="T6">Latex, Doxygen/Doxypy</text:span></text:p>
              </text:list-item>
              <text:list-item>
                <text:p text:style-name="P3"><text:span text:style-name="T6">Forja RedIRIS</text:span><text:span text:style-name="T3"> — SVN, sistema tickets y bugtracking, foros, listas de correo</text:span></text:p>
              </text:list-item>
              <text:list-item>
                <text:p text:style-name="P3"><text:span text:style-name="T3">PyLint, Photoshop, GIMP, Audacity, vim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9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24.814cm" svg:height="2.963cm" svg:x="1.686cm" svg:y="3.037cm">
          <draw:text-box>
            <text:p text:style-name="P5"><text:span text:style-name="T5">Estructura de la aplicación</text:span></text:p>
          </draw:text-box>
        </draw:frame>
        <draw:frame draw:style-name="gr10" draw:text-style-name="P7" draw:layer="layout" svg:width="6.504cm" svg:height="5.211cm" svg:x="10.869cm" svg:y="7.051cm">
          <draw:text-box>
            <text:p text:style-name="P7"><text:span text:style-name="T6">Dominous</text:span></text:p>
          </draw:text-box>
        </draw:frame>
        <draw:frame draw:style-name="gr11" draw:text-style-name="P8" draw:layer="layout" svg:width="6.304cm" svg:height="5.098cm" svg:x="19.619cm" svg:y="11.3cm">
          <draw:text-box>
            <text:p text:style-name="P8"><text:span text:style-name="T7">Sistema de</text:span><text:span text:style-name="T8"> Inteligencia Artificial</text:span></text:p>
          </draw:text-box>
        </draw:frame>
        <draw:custom-shape draw:style-name="gr9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8" draw:layer="layout" svg:width="6.54cm" svg:height="5.263cm" svg:x="11.306cm" svg:y="10.883cm">
          <draw:text-box>
            <text:p text:style-name="P8"><text:span text:style-name="T7">Sistema de</text:span><text:span text:style-name="T8"> Gestión de partida de dominó</text:span></text:p>
          </draw:text-box>
        </draw:frame>
        <draw:frame draw:style-name="gr13" draw:text-style-name="P8" draw:layer="layout" svg:width="4.99cm" svg:height="5.263cm" svg:x="2.997cm" svg:y="10.847cm">
          <draw:text-box>
            <text:p text:style-name="P8"><text:span text:style-name="T8">Motor gráfico</text:span><text:line-break/>de la aplicación</text:p>
          </draw:text-box>
        </draw:frame>
        <draw:custom-shape draw:style-name="gr14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28cm" svg:height="21cm" svg:x="0cm" svg:y="0cm">
          <draw:image xlink:href="../images/superficie_drop.png" xlink:type="simple" xlink:show="embed" xlink:actuate="onLoad">
            <text:p/>
          </draw:image>
        </draw:frame>
        <draw:custom-shape draw:style-name="gr15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7" draw:layer="layout" svg:width="6.504cm" svg:height="5.211cm" svg:x="10.869cm" svg:y="7.051cm">
          <draw:text-box>
            <text:p text:style-name="P7"><text:span text:style-name="T6">Dominous</text:span></text:p>
          </draw:text-box>
        </draw:frame>
        <draw:frame draw:style-name="gr18" draw:text-style-name="P8" draw:layer="layout" svg:width="6.304cm" svg:height="5.098cm" svg:x="19.619cm" svg:y="11.3cm">
          <draw:text-box>
            <text:p text:style-name="P8"><text:span text:style-name="T7">Sistema de</text:span><text:span text:style-name="T8"> Inteligencia Artificial</text:span></text:p>
          </draw:text-box>
        </draw:frame>
        <draw:custom-shape draw:style-name="gr9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8" draw:layer="layout" svg:width="6.54cm" svg:height="5.263cm" svg:x="11.306cm" svg:y="10.883cm">
          <draw:text-box>
            <text:p text:style-name="P8"><text:span text:style-name="T7">Sistema de</text:span><text:span text:style-name="T8"> Gestión de partida de dominó</text:span></text:p>
          </draw:text-box>
        </draw:frame>
        <draw:frame draw:style-name="gr20" draw:text-style-name="P8" draw:layer="layout" svg:width="4.99cm" svg:height="5.263cm" svg:x="2.997cm" svg:y="10.847cm">
          <draw:text-box>
            <text:p text:style-name="P8"><text:span text:style-name="T8">Motor gráfico</text:span><text:line-break/>de la aplicación</text:p>
          </draw:text-box>
        </draw:frame>
        <draw:custom-shape draw:style-name="gr14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28cm" svg:height="21cm" svg:x="0cm" svg:y="0cm">
          <draw:image xlink:href="../images/cierre.png" xlink:type="simple" xlink:show="embed" xlink:actuate="onLoad">
            <text:p/>
          </draw:image>
        </draw:frame>
        <draw:custom-shape draw:style-name="gr16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7" draw:layer="layout" svg:width="6.504cm" svg:height="5.211cm" svg:x="10.869cm" svg:y="7.051cm">
          <draw:text-box>
            <text:p text:style-name="P7"><text:span text:style-name="T6">Dominous</text:span></text:p>
          </draw:text-box>
        </draw:frame>
        <draw:frame draw:style-name="gr22" draw:text-style-name="P8" draw:layer="layout" svg:width="6.304cm" svg:height="5.098cm" svg:x="19.619cm" svg:y="11.3cm">
          <draw:text-box>
            <text:p text:style-name="P8"><text:span text:style-name="T7">Sistema de</text:span><text:span text:style-name="T8"> Inteligencia Artificial</text:span></text:p>
          </draw:text-box>
        </draw:frame>
        <draw:custom-shape draw:style-name="gr16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8" draw:layer="layout" svg:width="6.54cm" svg:height="5.263cm" svg:x="11.306cm" svg:y="10.883cm">
          <draw:text-box>
            <text:p text:style-name="P8"><text:span text:style-name="T7">Sistema de</text:span><text:span text:style-name="T8"> Gestión de partida de dominó</text:span></text:p>
          </draw:text-box>
        </draw:frame>
        <draw:frame draw:style-name="gr24" draw:text-style-name="P8" draw:layer="layout" svg:width="4.99cm" svg:height="5.263cm" svg:x="2.997cm" svg:y="10.847cm">
          <draw:text-box>
            <text:p text:style-name="P8"><text:span text:style-name="T8">Motor gráfico</text:span><text:line-break/>de la aplicación</text:p>
          </draw:text-box>
        </draw:frame>
        <draw:custom-shape draw:style-name="gr14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1" draw:layer="layout" svg:width="28cm" svg:height="21cm" svg:x="0cm" svg:y="0cm">
          <draw:image xlink:href="../images/personajes.jpg" xlink:type="simple" xlink:show="embed" xlink:actuate="onLoad">
            <text:p/>
          </draw:image>
        </draw:frame>
        <draw:custom-shape draw:style-name="gr16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7" draw:layer="layout" svg:width="6.504cm" svg:height="5.211cm" svg:x="10.869cm" svg:y="7.051cm">
          <draw:text-box>
            <text:p text:style-name="P7"><text:span text:style-name="T6">Dominous</text:span></text:p>
          </draw:text-box>
        </draw:frame>
        <draw:frame draw:style-name="gr26" draw:text-style-name="P8" draw:layer="layout" svg:width="6.304cm" svg:height="5.098cm" svg:x="19.619cm" svg:y="11.3cm">
          <draw:text-box>
            <text:p text:style-name="P8"><text:span text:style-name="T7">Sistema de</text:span><text:span text:style-name="T8"> Inteligencia Artificial</text:span></text:p>
          </draw:text-box>
        </draw:frame>
        <draw:custom-shape draw:style-name="gr16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8" draw:layer="layout" svg:width="6.54cm" svg:height="5.263cm" svg:x="11.306cm" svg:y="10.883cm">
          <draw:text-box>
            <text:p text:style-name="P8"><text:span text:style-name="T7">Sistema de</text:span><text:span text:style-name="T8"> Gestión de partida de dominó</text:span></text:p>
          </draw:text-box>
        </draw:frame>
        <draw:frame draw:style-name="gr28" draw:text-style-name="P8" draw:layer="layout" svg:width="4.99cm" svg:height="5.263cm" svg:x="2.997cm" svg:y="10.847cm">
          <draw:text-box>
            <text:p text:style-name="P8"><text:span text:style-name="T8">Motor gráfico</text:span><text:line-break/>de la aplicación</text:p>
          </draw:text-box>
        </draw:frame>
        <draw:custom-shape draw:style-name="gr14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3" draw:text-style-name="P5" draw:layer="layout" svg:width="24.814cm" svg:height="2.963cm" svg:x="1.686cm" svg:y="3.037cm">
          <draw:text-box>
            <text:p text:style-name="P5"><text:span text:style-name="T5">Herramientas</text:span></text:p>
          </draw:text-box>
        </draw:frame>
        <draw:frame draw:style-name="gr29" draw:text-style-name="P3" draw:layer="layout" svg:width="24.842cm" svg:height="11.473cm" svg:x="2.031cm" svg:y="6.631cm">
          <draw:text-box>
            <text:list text:style-name="L2">
              <text:list-item>
                <text:p text:style-name="P3"><text:span text:style-name="T3">Lenguaje de programación — </text:span><text:span text:style-name="T6">Python</text:span></text:p>
              </text:list-item>
              <text:list-item>
                <text:p text:style-name="P3"><text:span text:style-name="T3">Librerías gráficas — </text:span><text:span text:style-name="T6">SDL + PyGame/Gloss</text:span></text:p>
              </text:list-item>
              <text:list-item>
                <text:p text:style-name="P3"><text:span text:style-name="T3">Documentación — </text:span><text:span text:style-name="T6">Latex, Doxygen/Doxypy</text:span></text:p>
              </text:list-item>
              <text:list-item>
                <text:p text:style-name="P3"><text:span text:style-name="T6">Forja RedIRIS</text:span><text:span text:style-name="T3"> — SVN, sistema tickets y bugtracking, foros, listas de correo</text:span></text:p>
              </text:list-item>
              <text:list-item>
                <text:p text:style-name="P3"><text:span text:style-name="T3">PyLint, Photoshop, GIMP, Audacity, vim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3" draw:text-style-name="P5" draw:layer="layout" svg:width="24.814cm" svg:height="2.963cm" svg:x="1.686cm" svg:y="3.037cm">
          <draw:text-box>
            <text:p text:style-name="P5"><text:span text:style-name="T5">Conclusiones </text:span><text:span text:style-name="T9">1/3</text:span></text:p>
          </draw:text-box>
        </draw:frame>
        <draw:frame draw:style-name="gr30" draw:text-style-name="P3" draw:layer="layout" svg:width="25.425cm" svg:height="10.5cm" svg:x="1.627cm" svg:y="6.631cm">
          <draw:text-box>
            <text:p text:style-name="P3"><text:span text:style-name="T3">¿Qué hemos conseguido con este proyecto?</text:span></text:p>
            <text:list text:style-name="L2">
              <text:list-item>
                <text:p text:style-name="P3"><text:span text:style-name="T3">Primer </text:span><text:span text:style-name="T6">simulador libre</text:span><text:span text:style-name="T3"> de dominó</text:span></text:p>
              </text:list-item>
              <text:list-item>
                <text:p text:style-name="P3"><text:span text:style-name="T3">Aplicación de todo lo aprendido en la </text:span><text:span text:style-name="T6">carrera</text:span></text:p>
              </text:list-item>
              <text:list-item>
                <text:p text:style-name="P3"><text:span text:style-name="T6">Aprendizaje</text:span><text:span text:style-name="T3"> del juego de dominó</text:span></text:p>
              </text:list-item>
              <text:list-item>
                <text:p text:style-name="P3"><text:span text:style-name="T3">Proyecto realizado de forma </text:span><text:span text:style-name="T6">íntegr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3" draw:text-style-name="P5" draw:layer="layout" svg:width="24.814cm" svg:height="2.963cm" svg:x="1.686cm" svg:y="3.037cm">
          <draw:text-box>
            <text:p text:style-name="P5"><text:span text:style-name="T5">Conclusiones </text:span><text:span text:style-name="T9">2/3</text:span></text:p>
          </draw:text-box>
        </draw:frame>
        <draw:frame draw:style-name="gr31" draw:text-style-name="P3" draw:layer="layout" svg:width="25.425cm" svg:height="10.5cm" svg:x="1.627cm" svg:y="6.631cm">
          <draw:text-box>
            <text:p text:style-name="P3"><text:span text:style-name="T3">Trabajos futuros:</text:span></text:p>
            <text:list text:style-name="L2">
              <text:list-item>
                <text:p text:style-name="P3"><text:span text:style-name="T6">Juego en red</text:span></text:p>
              </text:list-item>
              <text:list-item>
                <text:p text:style-name="P3"><text:span text:style-name="T6">Servidor web</text:span><text:span text:style-name="T3"> para compartir sistemas expertos entre usuarios</text:span></text:p>
              </text:list-item>
              <text:list-item>
                <text:p text:style-name="P3"><text:span text:style-name="T3">Interfaz gráfica para crear </text:span><text:span text:style-name="T6">nuevos jugado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3" draw:text-style-name="P5" draw:layer="layout" svg:width="24.814cm" svg:height="2.963cm" svg:x="1.686cm" svg:y="3.037cm">
          <draw:text-box>
            <text:p text:style-name="P5"><text:span text:style-name="T5">Conclusiones </text:span><text:span text:style-name="T9">3/3</text:span></text:p>
          </draw:text-box>
        </draw:frame>
        <draw:frame draw:style-name="gr32" draw:text-style-name="P3" draw:layer="layout" svg:width="25.425cm" svg:height="10.5cm" svg:x="1.627cm" svg:y="6.631cm">
          <draw:text-box>
            <text:p text:style-name="P3"><text:span text:style-name="T3">Trabajos futuros:</text:span></text:p>
            <text:list text:style-name="L2">
              <text:list-item>
                <text:p text:style-name="P3"><text:span text:style-name="T6">Analizador de partidas</text:span><text:span text:style-name="T3"> con aprendizaje automático o semiautomático</text:span></text:p>
              </text:list-item>
              <text:list-item>
                <text:p text:style-name="P3"><text:span text:style-name="T6">Migración</text:span><text:span text:style-name="T3"> de la aplicación a otros sistem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3" draw:text-style-name="P5" draw:layer="layout" svg:width="24.814cm" svg:height="2.963cm" svg:x="1.686cm" svg:y="3.037cm">
          <draw:text-box>
            <text:p text:style-name="P5"><text:span text:style-name="T5">Difusión</text:span></text:p>
          </draw:text-box>
        </draw:frame>
        <draw:frame draw:style-name="gr33" draw:text-style-name="P3" draw:layer="layout" svg:width="25.425cm" svg:height="12.51cm" svg:x="1.627cm" svg:y="6.631cm">
          <draw:text-box>
            <text:list text:style-name="L2">
              <text:list-item>
                <text:p text:style-name="P3"><text:span text:style-name="T3">Inclusión en distribución Guadalinex v8</text:span></text:p>
              </text:list-item>
              <text:list-item>
                <text:p text:style-name="P3"><text:span text:style-name="T3">Finalista dentro del IV Concurso Universitario de Software Libre</text:span></text:p>
              </text:list-item>
              <text:list-item>
                <text:p text:style-name="P3"><text:span text:style-name="T3">Accésit en el V Concurso Universitario de Software Libre</text:span></text:p>
              </text:list-item>
              <text:list-item>
                <text:p text:style-name="P3"><text:span text:style-name="T3">RedIRIS, web ADVUCA, oslUCA, canal YouTUBE, página personal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hatch draw:name="Black_20_0_20_Degrees" draw:display-name="Black 0 Degrees" draw:style="single" draw:color="#000000" draw:distance="0.102cm" draw:rotation="0"/>
    <draw:fill-image draw:name="background" xlink:href="Pictures/1000000000000384000002BC82A8CE3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Open Sans'" style:font-family-generic="swiss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Open Sans'" style:font-family-generic="swiss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01H15M09S</meta:editing-duration>
    <meta:editing-cycles>10</meta:editing-cycles>
    <meta:generator>OpenOffice.org/3.2$Win32 OpenOffice.org_project/320m12$Build-9483</meta:generator>
    <dc:date>2011-11-05T13:31:24.78</dc:date>
    <dc:creator>Ignacio Palomo Duarte</dc:creator>
    <meta:document-statistic meta:object-count="119"/>
  </office:meta>
</office:document-meta>
</file>